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61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2_1YR_B07009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Less than high school graduat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Less than high school graduat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High school graduate (includes equivalency)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High school graduate (includes equivalency)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Some college or associate's degree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Some college or associate's degree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Bachelor's degre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Bachelor's degree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Graduate or professional degre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Graduate or professional degre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Same house 1 year ago: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Same house 1 year ago: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Same house 1 year ago: - Less than high school graduat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Same house 1 year ago: - Less than high school graduat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Same house 1 year ago: - High school graduate (includes equivalency)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Same house 1 year ago: - High school graduate (includes equivalency)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Same house 1 year ago: - Some college or associate's degree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Same house 1 year ago: - Some college or associate's degree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Same house 1 year ago: - Bachelor's degree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Same house 1 year ago: - Bachelor's degree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Same house 1 year ago: - Graduate or professional degree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Same house 1 year ago: - Graduate or professional degree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Moved within same municipio: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Moved within same municipio: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Moved within same municipio: - Less than high school graduate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Moved within same municipio: - Less than high school graduate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Moved within same municipio: - High school graduate (includes equivalency)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Moved within same municipio: - High school graduate (includes equivalency)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Moved within same municipio: - Some college or associate's degree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Moved within same municipio: - Some college or associate's degree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Total: - Moved within same municipio: - Bachelor's degree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Total: - Moved within same municipio: - Bachelor's degree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Total: - Moved within same municipio: - Graduate or professional degree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Total: - Moved within same municipio: - Graduate or professional degree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Total: - Moved from different municipio: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Total: - Moved from different municipio: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Total: - Moved from different municipio: - Less than high school graduate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Total: - Moved from different municipio: - Less than high school graduate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Total: - Moved from different municipio: - High school graduate (includes equivalency)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Total: - Moved from different municipio: - High school graduate (includes equivalency)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Total: - Moved from different municipio: - Some college or associate's degree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Total: - Moved from different municipio: - Some college or associate's degree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Total: - Moved from different municipio: - Bachelor's degree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Total: - Moved from different municipio: - Bachelor's degree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Total: - Moved from different municipio: - Graduate or professional degree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Total: - Moved from different municipio: - Graduate or professional degree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Total: - Moved from the United States: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Total: - Moved from the United States: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Total: - Moved from the United States: - Less than high school graduate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Total: - Moved from the United States: - Less than high school graduate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Total: - Moved from the United States: - High school graduate (includes equivalency)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Total: - Moved from the United States: - High school graduate (includes equivalency)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Total: - Moved from the United States: - Some college or associate's degree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Total: - Moved from the United States: - Some college or associate's degree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Total: - Moved from the United States: - Bachelor's degree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Total: - Moved from the United States: - Bachelor's degree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Total: - Moved from the United States: - Graduate or professional degree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Total: - Moved from the United States: - Graduate or professional degree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Total: - Moved from elsewhere: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Total: - Moved from elsewhere: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Total: - Moved from elsewhere: - Less than high school graduate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Total: - Moved from elsewhere: - Less than high school graduate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Total: - Moved from elsewhere: - High school graduate (includes equivalency)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Total: - Moved from elsewhere: - High school graduate (includes equivalency)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Total: - Moved from elsewhere: - Some college or associate's degree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Total: - Moved from elsewhere: - Some college or associate's degree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Total: - Moved from elsewhere: - Bachelor's degree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Total: - Moved from elsewhere: - Bachelor's degree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Total: - Moved from elsewhere: - Graduate or professional degree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Total: - Moved from elsewhere: - Graduate or professional deg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/6.0.7.3$Linux_X86_64 LibreOffice_project/00m0$Build-3</meta:generator>
  </office:meta>
</office:document-meta>
</file>